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ed3d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d1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707" draw:layer="" svg:width="149.81877600000pt" svg:height="99.67932000000pt" svg:x="0.27017924800pt" svg:y="0.24954862400pt"/>
          <draw:path draw:style-name="gr3" draw:id="shape3" draw:name="path716" draw:layer="" svg:width="75.79546873107pt" svg:height="21.94005520350pt" svg:x="0.27506539200pt" svg:y="39.23201600000pt" svg:viewBox="0 0 76 22" svg:d="M0 0L0.0306472 21.9401L75.7955 10.9672Z" koffice:nodeTypes="cccc"/>
          <draw:path draw:style-name="gr3" draw:id="shape4" draw:name="path713" draw:layer="" svg:width="75.55702178050pt" svg:height="50.67184182080pt" svg:x="0.00000000000pt" svg:y="49.66520000000pt" svg:viewBox="0 0 76 51" svg:d="M0 50.6718L31.022 50.6124L75.557 0Z" koffice:nodeTypes="cccc"/>
          <draw:path draw:style-name="gr3" draw:id="shape5" draw:name="path725" draw:layer="" svg:width="21.94004947953pt" svg:height="49.21073155219pt" svg:x="64.41808560000pt" svg:y="50.32508800000pt" svg:viewBox="0 0 22 49" svg:d="M21.94 49.2107L0 49.1908L10.9727 0Z" koffice:nodeTypes="cccc"/>
          <draw:path draw:style-name="gr3" draw:id="shape6" draw:name="path732" draw:layer="" svg:width="75.55702257817pt" svg:height="50.67185792794pt" svg:x="74.46371280000pt" svg:y="0.11244800000pt" svg:viewBox="0 0 76 51" svg:d="M75.557 0L44.535 0.0594354L0 50.6719L75.557 1.61071e-05Z" koffice:nodeTypes="ccccc"/>
          <draw:path draw:style-name="gr3" draw:id="shape7" draw:name="path733" draw:layer="" svg:width="21.94004947953pt" svg:height="49.21070774237pt" svg:x="64.35894160000pt" svg:y="0.00000000000pt" svg:viewBox="0 0 22 49" svg:d="M0 0L21.94 0.0199209L10.9672 49.2107Z" koffice:nodeTypes="cccc"/>
          <draw:path draw:style-name="gr3" draw:id="shape8" draw:name="path738" draw:layer="" svg:width="75.55702417350pt" svg:height="50.67185792794pt" svg:x="74.31901520000pt" svg:y="49.59407200000pt" svg:viewBox="0 0 76 51" svg:d="M75.557 50.6719L44.535 50.6125L0 0Z" koffice:nodeTypes="cccc"/>
          <draw:path draw:style-name="gr3" draw:id="shape9" draw:name="path740" draw:layer="" svg:width="75.79547093466pt" svg:height="21.94005520350pt" svg:x="74.70051120000pt" svg:y="39.23201600000pt" svg:viewBox="0 0 76 22" svg:d="M75.7955 0L75.7648 21.9401L0 10.9672Z" koffice:nodeTypes="cccc"/>
          <draw:path draw:style-name="gr3" draw:id="shape10" draw:name="path748" draw:layer="" svg:width="75.55702210754pt" svg:height="50.67185792794pt" svg:x="0.20386127200pt" svg:y="0.00000800000pt" svg:viewBox="0 0 76 51" svg:d="M0 0L31.022 0.0594354L75.557 50.6719L0 2.41607e-05Z" koffice:nodeTypes="ccccc"/>
          <draw:path draw:style-name="gr2" draw:id="shape11" draw:name="path741" draw:layer="" svg:width="155.28057776429pt" svg:height="158.94802964798pt" draw:transform="matrix(0.22501716000 0.00000000000 0.00000000000 0.21508346000 57.63971533115pt 32.86810920531pt)" svg:viewBox="0 0 155 159" svg:d="M155.281 79.474C155.287 123.365 120.524 158.948 77.6402 158.948C34.7564 158.948 -0.00614824 123.365 8.15643e-07 79.474C-0.00614824 35.5836 34.7564 0 77.6402 0C120.524 0 155.287 35.5836 155.281 79.474Z" koffice:nodeTypes="ccccc"/>
          <draw:path draw:style-name="gr3" draw:id="shape12" draw:name="path742" draw:layer="" svg:width="155.28057776429pt" svg:height="158.94802964798pt" draw:transform="matrix(0.20764741000 0.00000000000 0.00000000000 0.20205104000 58.99143038704pt 33.90400976506pt)" svg:viewBox="0 0 155 159" svg:d="M155.281 79.474C155.287 123.365 120.524 158.948 77.6402 158.948C34.7564 158.948 -0.00614824 123.365 8.15643e-07 79.474C-0.00614824 35.5836 34.7564 0 77.6402 0C120.524 0 155.287 35.5836 155.281 79.474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3:12</dc:date>
    <meta:creation-date>2011-05-22T06:10:36</meta:creation-date>
    <dc:creator>Yue Liu</dc:creator>
  </office:meta>
</office:document-meta>
</file>